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27d34" officeooo:paragraph-rsid="00127d34"/>
    </style:style>
    <style:style style:name="P2" style:family="paragraph" style:parent-style-name="Standard">
      <style:text-properties officeooo:paragraph-rsid="00127d34"/>
    </style:style>
    <style:style style:name="P3" style:family="paragraph" style:parent-style-name="Standard">
      <style:text-properties officeooo:rsid="001469a2" officeooo:paragraph-rsid="001469a2"/>
    </style:style>
    <style:style style:name="T1" style:family="text">
      <style:text-properties officeooo:rsid="00158f22"/>
    </style:style>
    <style:style style:name="T2" style:family="text">
      <style:text-properties officeooo:rsid="00165127"/>
    </style:style>
    <style:style style:name="T3" style:family="text">
      <style:text-properties officeooo:rsid="0017f2f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frame</text:p>
      <text:p text:style-name="P1"/>
      <text:p text:style-name="P1"><text:tab/>Os iframes, são como uma mistura de div com links. Os iframe são caixas que exibem sites externos. Para criamos um iframe, basta inserirmos a tag “iframe”e posteriormente, inserimos o link do site que queremos exibir. Um detalhe importante, dentro da tag, podemos inserir um link, para que caso o iframe não seja carregado, o usuário possa ser direcionado para a página correta, além disso, podemos configurar a altura e largura, usando os comando height e width. </text:p>
      <text:p text:style-name="P2"/>
      <text:p text:style-name="P2"/>
      <text:p text:style-name="P1"><text:tab/>E por fim, podemos, configurar a exibição do iframe, usando a tag scrolling:”((auto) se o conteudo exceder o tamanho do iframe), ele cria a barra de rolagem) ou ((yes) Obrigatóriamente, o iframe terá uma barra de rolagem) ou ((no) para mesmo que o conteudo exceda o iframe, não será criado uma barra de rolagem )”</text:p>
      <text:p text:style-name="P1"><text:tab/></text:p>
      <text:p text:style-name="P3"><text:tab/>Os iframes, possuem alguns problemas, por exemplo, os navegadores, podem entender que o conteudo no iframe, não seja de destaque. E ai acabe não valorizando seu site nos mecanismos de busca</text:p>
      <text:p text:style-name="P3"/>
      <text:p text:style-name="P3"><text:tab/><text:span text:style-name="T1">Para deixarmos o iframe mais seguro, podemos usar a tag sandbox=”sandbox”, para qu;e nenhuma informação que seja passada de nosso site, para o site que está dentro do iframe. Podemos também, inserir um padrão de referencia: referrerpolicy=’no-referer-when-downgrade’, caso queiramos limitar o que está dentro do iframe, nós usamos referrerpolicy=”No-referrer”, esse comando, faz com que o conteúdo que está dentro do iframe. Também podemos usar a tag Sandbox=”allow-same-origin”, para que possamos permitir a passagem de conteudo, junto com essa ultima tag, podemos usar allow forms. </text:span><text:span text:style-name="T2">E para finalizar, podemos usar a tag, sandbox=”allow-scripts”, </text:span><text:span text:style-name="T3">para permitir que scripts de outros sites rodem no iframe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0-24T20:06:06.229000000</meta:creation-date>
    <dc:date>2022-10-27T19:29:33.695000000</dc:date>
    <meta:editing-duration>PT1H37M49S</meta:editing-duration>
    <meta:editing-cycles>5</meta:editing-cycles>
    <meta:generator>LibreOffice/7.4.1.2$Windows_X86_64 LibreOffice_project/3c58a8f3a960df8bc8fd77b461821e42c061c5f0</meta:generator>
    <meta:document-statistic meta:table-count="0" meta:image-count="0" meta:object-count="0" meta:page-count="1" meta:paragraph-count="6" meta:word-count="266" meta:character-count="1681" meta:non-whitespace-character-count="1414"/>
  </office:meta>
</office:document-meta>
</file>